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10000000109D0E0854D28528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53">
      <style:text-properties fo:language="ru" fo:country="RU"/>
    </style:style>
    <style:style style:name="P3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4" style:family="paragraph" style:parent-style-name="Text_20_body" style:list-style-name="L53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Heading_20_2">
      <style:text-properties fo:language="ru" fo:country="RU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Состав подсистем, функциональных опций и планов обмена</text:h>
      <text:section text:style-name="Sect1" text:name="i154">
        <text:p text:style-name="P1">Есть несколько объектов конфигурации, которые могут включать в свой логический состав другие объекты конфигурации:</text:p>
        <text:list xml:id="list5874958886617007508" text:style-name="L53">
          <text:list-item>
            <text:p text:style-name="P4">Подсистемы,</text:p>
          </text:list-item>
          <text:list-item>
            <text:p text:style-name="P4">Функциональные опции,</text:p>
          </text:list-item>
          <text:list-item>
            <text:p text:style-name="P2">Планы обмена.</text:p>
          </text:list-item>
        </text:list>
        <text:p text:style-name="P3">Обычно перечень логически объединяемых объектов находится на закладке <text:span text:style-name="T1">Состав</text:span> их редакторов. Понятно, что в этом месте вы можете добавлять или удалять объекты из состава. Но есть и другие способы повлиять на состав этих объектов.</text:p>
        <text:p text:style-name="P3">Для всех перечисленных объектов вы можете менять их состав "от объекта конфигурации". Это значит, что в редакторах всех объектов конфигурации есть закладки <text:span text:style-name="T1">Подсистемы</text:span>, <text:span text:style-name="T1">Функциональные опции</text:span> и <text:span text:style-name="T1">Обмен данными</text:span>. На этих закладках вы можете указать, в какие подсистемы, планы обмена должен входить объект, или какие функциональные опции должны им управлять.</text:p>
        <text:p text:style-name="P3">Кроме этого для подсистем есть еще один удобный способ изменения состава. Когда вы находитесь в редакторе командного интерфейса и редактируете команды подсистемы. Вы можете нажать <draw:frame draw:style-name="fr1" draw:name="Изображение1" text:anchor-type="as-char" svg:width="0.423cm" svg:height="0.423cm" draw:z-index="0"><draw:image xlink:href="Pictures/1000000000000010000000109D0E0854D285286A.png" xlink:type="simple" xlink:show="embed" xlink:actuate="onLoad"/><svg:title>001-33.png</svg:title></draw:frame>, чтобы добавить команды, которые не видны в редакторе. При этом для выбора вам будут предложены все объекты конфигурации. И если вы выберете команды объекта, который не входит в редактируемую подсистему, то он автоматически будет добавлен в нее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6:31:06.979821263</dc:date>
    <meta:editing-duration>PT9H12M14S</meta:editing-duration>
    <meta:editing-cycles>152</meta:editing-cycles>
    <meta:generator>LibreOffice/5.1.6.2$Linux_X86_64 LibreOffice_project/10m0$Build-2</meta:generator>
    <meta:document-statistic meta:table-count="0" meta:image-count="1" meta:object-count="0" meta:page-count="1" meta:paragraph-count="8" meta:word-count="175" meta:character-count="1220" meta:non-whitespace-character-count="1056"/>
  </office:meta>
</office:document-meta>
</file>